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7ff57" officeooo:paragraph-rsid="007bebd8"/>
    </style:style>
    <style:style style:name="P94" style:family="paragraph" style:parent-style-name="Text_20_body">
      <style:text-properties officeooo:rsid="0057ff57" officeooo:paragraph-rsid="0081b9e2"/>
    </style:style>
    <style:style style:name="P95" style:family="paragraph" style:parent-style-name="Text_20_body">
      <style:text-properties officeooo:rsid="0057ff57" officeooo:paragraph-rsid="00846027"/>
    </style:style>
    <style:style style:name="P96" style:family="paragraph" style:parent-style-name="Text_20_body">
      <style:text-properties officeooo:rsid="005e0c21" officeooo:paragraph-rsid="005e0c21"/>
    </style:style>
    <style:style style:name="P97" style:family="paragraph" style:parent-style-name="Text_20_body">
      <style:text-properties officeooo:rsid="00792dfc" officeooo:paragraph-rsid="00792dfc"/>
    </style:style>
    <style:style style:name="P98" style:family="paragraph" style:parent-style-name="Text_20_body">
      <style:text-properties officeooo:rsid="00792dfc" officeooo:paragraph-rsid="007da6c6"/>
    </style:style>
    <style:style style:name="P99" style:family="paragraph" style:parent-style-name="Table_20_Heading">
      <style:text-properties style:font-name="Arial"/>
    </style:style>
    <style:style style:name="P100" style:family="paragraph" style:parent-style-name="Table_20_Heading">
      <style:paragraph-properties fo:text-align="start" style:justify-single-word="false"/>
      <style:text-properties style:font-name="Arial" fo:font-size="12pt" style:font-size-asian="12pt" style:font-size-complex="12pt"/>
    </style:style>
    <style:style style:name="P101" style:family="paragraph" style:parent-style-name="Table_20_Heading">
      <style:paragraph-properties fo:text-align="start" style:justify-single-word="false"/>
      <style:text-properties style:font-name="Arial"/>
    </style:style>
    <style:style style:name="P102" style:family="paragraph" style:parent-style-name="Table_20_Heading">
      <style:text-properties style:font-name="Arial1"/>
    </style:style>
    <style:style style:name="P103" style:family="paragraph" style:parent-style-name="Text_20_body" style:list-style-name="L1"/>
    <style:style style:name="P104" style:family="paragraph" style:parent-style-name="Text_20_body" style:list-style-name="L1">
      <style:text-properties style:font-name="Arial"/>
    </style:style>
    <style:style style:name="P105" style:family="paragraph" style:parent-style-name="Text_20_body" style:list-style-name="L1">
      <style:text-properties style:font-name="Arial" officeooo:rsid="008b4ace" officeooo:paragraph-rsid="008b4ace"/>
    </style:style>
    <style:style style:name="P106" style:family="paragraph" style:parent-style-name="Text_20_body" style:list-style-name="L2">
      <style:text-properties style:font-name="Arial"/>
    </style:style>
    <style:style style:name="P107" style:family="paragraph" style:parent-style-name="Text_20_body" style:list-style-name="L2">
      <style:text-properties style:font-name="Arial" officeooo:rsid="00039645" officeooo:paragraph-rsid="00039645"/>
    </style:style>
    <style:style style:name="P108" style:family="paragraph" style:parent-style-name="Text_20_body" style:list-style-name="L2"/>
    <style:style style:name="P109" style:family="paragraph" style:parent-style-name="Text_20_body" style:list-style-name="L3"/>
    <style:style style:name="P110" style:family="paragraph" style:parent-style-name="Text_20_body" style:list-style-name="L4"/>
    <style:style style:name="P111" style:family="paragraph" style:parent-style-name="Text_20_body" style:list-style-name="L4">
      <style:text-properties fo:font-weight="normal" style:font-weight-asian="normal" style:font-weight-complex="normal"/>
    </style:style>
    <style:style style:name="P112" style:family="paragraph" style:parent-style-name="Text_20_body" style:list-style-name="L5">
      <style:text-properties fo:font-weight="normal" officeooo:paragraph-rsid="003153d0" style:font-weight-asian="normal" style:font-weight-complex="normal"/>
    </style:style>
    <style:style style:name="P113" style:family="paragraph" style:parent-style-name="Text_20_body" style:list-style-name="L6">
      <style:text-properties fo:font-weight="normal" style:font-weight-asian="normal" style:font-weight-complex="normal"/>
    </style:style>
    <style:style style:name="P114" style:family="paragraph" style:parent-style-name="Text_20_body" style:list-style-name="L5"/>
    <style:style style:name="P115" style:family="paragraph" style:parent-style-name="Text_20_body" style:list-style-name="L9"/>
    <style:style style:name="P116"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7"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18"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9"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0" style:family="paragraph" style:parent-style-name="Heading_20_1">
      <style:paragraph-properties fo:break-before="page"/>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Heading_20_2">
      <style:text-properties fo:font-weight="bold" style:font-weight-asian="bold" style:font-weight-complex="bold"/>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Heading_20_3">
      <style:text-properties officeooo:rsid="004efe9a" officeooo:paragraph-rsid="004efe9a"/>
    </style:style>
    <style:style style:name="P126" style:family="paragraph" style:parent-style-name="Heading_20_3">
      <style:text-properties officeooo:paragraph-rsid="004efe9a"/>
    </style:style>
    <style:style style:name="P127" style:family="paragraph" style:parent-style-name="Heading_20_3">
      <style:text-properties fo:font-weight="bold" style:font-weight-asian="bold" style:font-weight-complex="bold"/>
    </style:style>
    <style:style style:name="P128" style:family="paragraph" style:parent-style-name="Heading_20_4">
      <style:text-properties officeooo:rsid="007ea52f" officeooo:paragraph-rsid="007ea52f"/>
    </style:style>
    <style:style style:name="P129" style:family="paragraph" style:parent-style-name="Heading_20_4">
      <style:text-properties officeooo:paragraph-rsid="005e0c21"/>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text:tab/>3</text:p>
          <text:p text:style-name="P121">Warning<text:tab/>3</text:p>
          <text:p text:style-name="P121">User Interface<text:tab/>3</text:p>
          <text:p text:style-name="P124">Main Window<text:tab/>3</text:p>
          <text:p text:style-name="P124">Project window<text:tab/>4</text:p>
          <text:p text:style-name="P123">Renaming a Layout<text:tab/>4</text:p>
          <text:p text:style-name="P123">Re-Order Layouts<text:tab/>5</text:p>
          <text:p text:style-name="P123">Context Menu Items (Layouts Node)<text:tab/>5</text:p>
          <text:p text:style-name="P123">Context Menu Items (Layout Node)<text:tab/>5</text:p>
          <text:p text:style-name="P123">Context Menu Items (Reference Node)<text:tab/>6</text:p>
          <text:p text:style-name="P124">Layout Control window<text:tab/>6</text:p>
          <text:p text:style-name="P123">Card Count Group<text:tab/>6</text:p>
          <text:p text:style-name="P123">Card Layout<text:tab/>6</text:p>
          <text:p text:style-name="P123">Context Menu Items<text:tab/>8</text:p>
          <text:p text:style-name="P123">Multi-Select<text:tab/>8</text:p>
          <text:p text:style-name="P124">Element Control window<text:tab/>8</text:p>
          <text:p text:style-name="P123">Element<text:tab/>8</text:p>
          <text:p text:style-name="P123">Font (Text Elements)<text:tab/>9</text:p>
          <text:p text:style-name="P123">Graphic (Graphic Elements)<text:tab/>9</text:p>
          <text:p text:style-name="P123">Shape (Shape Elements)<text:tab/>10</text:p>
          <text:p text:style-name="P123">Back<text:tab/>10</text:p>
          <text:p text:style-name="P123">Border<text:tab/>10</text:p>
          <text:p text:style-name="P123">Outline<text:tab/>11</text:p>
          <text:p text:style-name="P124">Canvas window<text:tab/>11</text:p>
          <text:p text:style-name="P123">Zoom<text:tab/>12</text:p>
          <text:p text:style-name="P123">Canvas Alignment<text:tab/>12</text:p>
          <text:p text:style-name="P123">Dividers<text:tab/>12</text:p>
          <text:p text:style-name="P124">Logger window<text:tab/>12</text:p>
          <text:p text:style-name="P124">Defines window<text:tab/>13</text:p>
          <text:p text:style-name="P121">CSV Reference Files<text:tab/>13</text:p>
          <text:p text:style-name="P124">Creation<text:tab/>13</text:p>
          <text:p text:style-name="P124">Special Functions<text:tab/>13</text:p>
          <text:p text:style-name="P124">Color String Format<text:tab/>13</text:p>
          <text:p text:style-name="P123">RGB Color Format<text:tab/>13</text:p>
          <text:p text:style-name="P123">Color Name Format<text:tab/>14</text:p>
          <text:p text:style-name="P124">Font String Format<text:tab/>14</text:p>
          <text:p text:style-name="P124">Element Overrides<text:tab/>14</text:p>
          <text:p text:style-name="P123">Data Based Overrides<text:tab/>14</text:p>
          <text:p text:style-name="P123">Definition (Variable) Based Overrides (Incept Translator only at this time)<text:tab/>15</text:p>
          <text:p text:style-name="P123">Override Fields<text:tab/>15</text:p>
          <text:p text:style-name="P124">Define File<text:tab/>16</text:p>
          <text:p text:style-name="P124"><text:soft-page-break/>Google References / Defines<text:tab/>17</text:p>
          <text:p text:style-name="P123">Google Authentication Setup<text:tab/>17</text:p>
          <text:p text:style-name="P121">Translator<text:tab/>18</text:p>
          <text:p text:style-name="P124">Incept (Default)<text:tab/>18</text:p>
          <text:p text:style-name="P124">JavaScript<text:tab/>18</text:p>
          <text:p text:style-name="P121">Definition / Scripting Reference (Incept Translator)<text:tab/>18</text:p>
          <text:p text:style-name="P124">All Elements<text:tab/>18</text:p>
          <text:p text:style-name="P123">Inline Background Shapes<text:tab/>22</text:p>
          <text:p text:style-name="P130">Basic<text:tab/>22</text:p>
          <text:p text:style-name="P130">Advanced<text:tab/>22</text:p>
          <text:p text:style-name="P123">Inline Background Graphic<text:tab/>22</text:p>
          <text:p text:style-name="P130">Basic<text:tab/>22</text:p>
          <text:p text:style-name="P130">Advanced<text:tab/>22</text:p>
          <text:p text:style-name="P124">Graphic Elements<text:tab/>22</text:p>
          <text:p text:style-name="P124">Text Elements<text:tab/>23</text:p>
          <text:p text:style-name="P124">Formatted Text Elements<text:tab/>23</text:p>
          <text:p text:style-name="P124">Shape Elements<text:tab/>26</text:p>
          <text:p text:style-name="P123">Additional Parameters by Shape Table<text:tab/>26</text:p>
          <text:p text:style-name="P123">Grid Note<text:tab/>27</text:p>
          <text:p text:style-name="P124">Order of Translation<text:tab/>27</text:p>
          <text:p text:style-name="P121">Settings<text:tab/>27</text:p>
          <text:p text:style-name="P124">General<text:tab/>27</text:p>
          <text:p text:style-name="P124">PDF Export Settings<text:tab/>28</text:p>
          <text:p text:style-name="P123">Exporting Layouts<text:tab/>28</text:p>
          <text:p text:style-name="P123">Layout Notes<text:tab/>28</text:p>
          <text:p text:style-name="P124">Where is the print option?<text:tab/>28</text:p>
          <text:p text:style-name="P121">Layout Templates<text:tab/>29</text:p>
        </text:index-body>
      </text:table-of-content>
      <text:p text:style-name="P3"/>
      <text:h text:style-name="P12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8">(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9">Settings</text:span>...</text:p>
          </table:table-cell>
          <table:table-cell table:style-name="Table25.B2" office:value-type="string">
            <text:p text:style-name="P57">Configures numerous settings for the <text:span text:style-name="T39">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2">(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1">Description</text:p>
            </table:table-cell>
            <table:table-cell table:style-name="Table16.B1" office:value-type="string">
              <text:p text:style-name="P10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6433955662634740603" text:style-name="L1">
        <text:list-item>
          <text:p text:style-name="P104">The text will appear to be red until the font has been set once.</text:p>
        </text:list-item>
        <text:list-item>
          <text:p text:style-name="P103"><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05">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1">This defines the size of the tile for the graphic (if you want to tile at all).</text:p>
            <text:p text:style-name="P51">The format is #x# (width x height).</text:p>
            <text:p text:style-name="P51">Example: <text:span text:style-name="T4">50x45</text:span></text:p>
            <text:p text:style-name="P51"/>
            <text:p text:style-name="P51">You can <text:span text:style-name="T48">use a variable</text:span> width or height <text:span text:style-name="T48">that will</text:span> match the aspect ratio by specifying ‘-’ as the width or height (one of the two should be specified<text:span text:style-name="T48">)</text:span></text:p>
            <text:p text:style-name="P51">Examples: </text:p>
            <text:p text:style-name="P35">-x45</text:p>
            <text:p text:style-name="P35">50x-</text:p>
            <text:p text:style-name="P51"/>
            <text:p text:style-name="P51">You can specify ‘-’ <text:span text:style-name="T49">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5"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3">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6"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text:soft-page-break/>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9">Description</text:p>
            </table:table-cell>
            <table:table-cell table:style-name="Table17.B1" office:value-type="string">
              <text:p text:style-name="P9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text:soft-page-break/>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4">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text:soft-page-break/>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74">CSV reference files have 4 strict content rules:</text:p>
      <text:list xml:id="list1126494631420327390" text:style-name="L2">
        <text:list-item>
          <text:p text:style-name="P106">The separator character must be a comma. Some editors may switch this on you!</text:p>
        </text:list-item>
        <text:list-item>
          <text:p text:style-name="P106">The first row must contain the column names. The columns may be named with spaces but should not use the [ or ] characters (or anything else that might confuse the parser when trying to translate references).</text:p>
        </text:list-item>
        <text:list-item>
          <text:p text:style-name="P106">The first column may be named anything, but the contents should always be the card count of the given row. (an empty entry assumes 1 instance of the given row)</text:p>
        </text:list-item>
        <text:list-item>
          <text:p text:style-name="P108"><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07">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text:soft-page-break/></text:p>
      <text:p text:style-name="P63">Example: 012123167</text:p>
      <text:p text:style-name="P63"/>
      <text:p text:style-name="P63">You can also specify a color using hexadecimal values:</text:p>
      <text:p text:style-name="P63">RRGGBB or RRGGBBAA</text:p>
      <text:p text:style-name="P63"/>
      <text:p text:style-name="P63">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2"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1">(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2">Fields</text:p>
            </table:table-cell>
            <table:table-cell table:style-name="Table20.B1" office:value-type="string">
              <text:p text:style-name="P102">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2">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ext:soft-page-break/>
        <table:table-row table:style-name="Table20.1">
          <table:table-cell table:style-name="Table20.A2" office:value-type="string">
            <text:p text:style-name="P79">bordercolor<text:line-break/>elementcolor<text:line-break/>outlinecolor<text:line-break/><text:span text:style-name="T44">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8"/>
          </table:table-cell>
        </table:table-row>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886168108871068845" text:style-name="L3">
        <text:list-item>
          <text:p text:style-name="P109">Each define name follows the same rules as a column name in a reference file.</text:p>
        </text:list-item>
        <text:list-item>
          <text:p text:style-name="P109"><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7168529928527362653" text:style-name="L4">
        <text:list-item>
          <text:p text:style-name="P110"><text:span text:style-name="T1">Reference file: </text:span><text:span text:style-name="T4">items.csv</text:span></text:p>
        </text:list-item>
        <text:list-item>
          <text:p text:style-name="P110"><text:span text:style-name="T1">Define file: </text:span><text:span text:style-name="T4">items_defines.csv</text:span></text:p>
        </text:list-item>
        <text:list-item>
          <text:p text:style-name="P111">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5304366442724606672" text:style-name="L5">
        <text:list-item>
          <text:p text:style-name="P114"><text:span text:style-name="T1">Main sheet: </text:span><text:span text:style-name="T4">items</text:span></text:p>
        </text:list-item>
        <text:list-item>
          <text:p text:style-name="P114"><text:span text:style-name="T1">Defines sheet:</text:span><text:span text:style-name="T4"> items_defines</text:span></text:p>
        </text:list-item>
        <text:list-item>
          <text:p text:style-name="P112"><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12"><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27"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382502883031841028" text:style-name="L6">
        <text:list-item>
          <text:p text:style-name="P113">Launch CardMaker and select <text:span text:style-name="T4">Tools</text:span> &gt; <text:span text:style-name="T4">Update Google Credentials... </text:span></text:p>
        </text:list-item>
        <text:list-item>
          <text:p text:style-name="P113">Either copy the Auth URL and browse to it in your preferred browser or click <text:span text:style-name="T4">Browse To URL</text:span></text:p>
        </text:list-item>
        <text:list-item>
          <text:p text:style-name="P113">Google should prompt you to allow CardMaker to access your spreadsheets and then navigate to the CardMaker site with the AccessToken field already selected. </text:p>
        </text:list-item>
        <text:list-item>
          <text:p text:style-name="P113">Copy the <text:span text:style-name="T4">AccessToken</text:span> value and return to CardMaker.</text:p>
        </text:list-item>
        <text:list-item>
          <text:p text:style-name="P113">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3">Now when you add a Google Reference you should be able to access your <text:soft-page-break/>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1">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3">[cardcount] – The number of cards in this deck</text:span></text:p>
            <text:p text:style-name="P3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20">#(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45">#(switch//key//keytocheck1//value1&lt;repeat&gt;)#</text:p>
            <text:p text:style-name="P52">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8">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8" text:outline-level="4">Advanced</text:h>
      <text:p text:style-name="P97"><text:bookmark-start text:name="__DdeLink__2992_276080316"/>#bgshape::[shape definition string]::[color string]::[x offset]::[y offset]::[width adjust]::[height adjust]::[outline thickness]::[outline color]#<text:bookmark-end text:name="__DdeLink__2992_276080316"/></text:p>
      <text:p text:style-name="P94">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5">See the <text:bookmark-ref text:reference-format="text" text:ref-name="__RefHeading___Toc3225_445175734">Shape Elements</text:bookmark-ref> section for how to define the shape. <text:span text:style-name="T57">The offset and adjust settings may be negative.</text:span></text:p>
      <text:h text:style-name="Heading_20_3" text:outline-level="3">Inline Background <text:span text:style-name="T55">Graphic</text:span></text:h>
      <text:p text:style-name="P96">Inline background <text:span text:style-name="T55">graphics</text:span> are a convenient way to create backgrounds for various elements.</text:p>
      <text:p text:style-name="P91">Normally you would need to create an independent element and keep its size up-to-date with the foreground element.</text:p>
      <text:p text:style-name="P91">There are two formats:</text:p>
      <text:h text:style-name="P129" text:outline-level="4">Basic</text:h>
      <text:p text:style-name="P91">#<text:span text:style-name="T54">bggraphic</text:span>::<text:span text:style-name="T47">[image path]</text:span>#</text:p>
      <text:p text:style-name="P92">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78">Note: The aspect ratio is not enforced. The <text:span text:style-name="T56">graphic</text:span> will stretch to the bounds of the element.</text:p>
      <text:h text:style-name="P128" text:outline-level="4">Advanced</text:h>
      <text:p text:style-name="P98"><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93">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91">See the <text:bookmark-ref text:reference-format="text" text:ref-name="__RefHeading___Toc3159_445175734">Graphic (Graphic Elements)</text:bookmark-ref> <text:span text:style-name="T53">and </text:span><text:span text:style-name="T53"><text:bookmark-ref text:reference-format="text" text:ref-name="__RefHeading___Toc2989_1911363559">Override Fields</text:bookmark-ref></text:span><text:span text:style-name="T53"> </text:span>section<text:span text:style-name="T53">s </text:span>for how to <text:span text:style-name="T51">configure the various settings</text:span>. <text:span text:style-name="T57">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ext:soft-page-break/>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130878077094894541" text:style-name="L7">
              <text:list-item>
                <text:p text:style-name="P118">x offset</text:p>
              </text:list-item>
              <text:list-item>
                <text:p text:style-name="P118">y offset</text:p>
              </text:list-item>
              <text:list-item>
                <text:p text:style-name="P118">width</text:p>
              </text:list-item>
              <text:list-item>
                <text:p text:style-name="P118">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1374090002312674620" text:style-name="L8">
              <text:list-item>
                <text:p text:style-name="P119">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19">xoffset – The x draw offset</text:p>
              </text:list-item>
              <text:list-item>
                <text:p text:style-name="P119">yoffset – The y draw offset</text:p>
              </text:list-item>
              <text:list-item>
                <text:p text:style-name="P119">width – The width to draw</text:p>
              </text:list-item>
              <text:list-item>
                <text:p text:style-name="P119">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0">Value</text:p>
            </table:table-cell>
            <table:table-cell table:style-name="Table19.B1" office:value-type="string">
              <text:p text:style-name="P10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7963753479760315790" text:style-name="L9">
        <text:list-item>
          <text:p text:style-name="P11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7157003838429462850" text:style-name="L10">
        <text:list-item>
          <text:p text:style-name="P116">Card Values (![x])</text:p>
        </text:list-item>
        <text:list-item>
          <text:p text:style-name="P116">Data Source References (@[x]) <text:span text:style-name="T41">&amp; Substring (%[x,y,z]) (starting with right most first)</text:span></text:p>
        </text:list-item>
        <text:list-item>
          <text:p text:style-name="P116">If/Switch <text:span text:style-name="T23">(starting with the right most first)</text:span></text:p>
        </text:list-item>
        <text:list-item>
          <text:p text:style-name="P116">Text translations (Note: These only apply to Text elements)</text:p>
        </text:list-item>
        <text:list-item>
          <text:p text:style-name="P117">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4" meta:word-count="7508" meta:character-count="44958" meta:non-whitespace-character-count="38268"/>
  </office:meta>
</office:document-meta>
</file>